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532158C6F6295C9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800080"/>
    </style:style>
    <style:style style:name="T4" style:family="text">
      <style:text-properties fo:color="#008000"/>
    </style:style>
    <style:style style:name="T5" style:family="text">
      <style:text-properties fo:color="#8000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main">
        <text:p text:style-name="Standard"/>
        <text:section text:style-name="Sect1" text:name="mainContent">
          <text:p text:style-name="Standard"/>
          <text:section text:style-name="Sect1" text:name="post_detail">
            <text:p text:style-name="Standard"/>
            <text:section text:style-name="Sect1" text:name="topics">
              <text:h text:style-name="Heading_20_1" text:outline-level="1"><text:bookmark text:name="cb_post_title_url"/><text:a xlink:type="simple" xlink:href="https://www.cnblogs.com/yamboo/p/10583595.html" text:style-name="Internet_20_link" text:visited-style-name="Visited_20_Internet_20_Link">Ubuntu 16.04LTS 更新清华源</text:a> </text:h>
              <text:section text:style-name="Sect1" text:name="cnblogs_post_body">
                <text:p text:style-name="Text_20_body"><text:span text:style-name="Strong_20_Emphasis">1 备份原来的更新源</text:span></text:p>
                <text:p text:style-name="P1"><text:span text:style-name="T1">cp</text:span> /etc/apt/sources.list /etc/apt/sources.list.backup</text:p>
                <text:p text:style-name="Text_20_body">如果提示权限不够就输入下面两行，先进入到超级用户，再备份</text:p>
                <text:p text:style-name="Preformatted_20_Text"><text:span text:style-name="T1">sudo</text:span> -<text:span text:style-name="T2">s</text:span></text:p>
                <text:p text:style-name="P1"><text:span text:style-name="T1">cp</text:span> /etc/apt/sources.list /etc/apt/sources.list.backup</text:p>
                <text:p text:style-name="Text_20_body"><text:span text:style-name="Strong_20_Emphasis">2 修改更新源　</text:span></text:p>
                <text:p text:style-name="Text_20_body">打开sources.list (这就是存放更新源的文件)</text:p>
                <text:p text:style-name="P1">gedit /etc/apt/sources.list</text:p>
                <text:p text:style-name="Text_20_body">将下面所有内容复制，粘贴并覆盖sources.list文件中的所有内容　</text:p>
                <text:p text:style-name="Text_20_body"><draw:a xlink:type="simple" xlink:href="javascript:void(0);"><draw:frame draw:style-name="fr1" draw:name="Image1" text:anchor-type="as-char" svg:width="0.2291in" svg:height="0.2291in" draw:z-index="0"><draw:image xlink:href="Pictures/100002000000001400000014532158C6F6295C91.gif" xlink:type="simple" xlink:show="embed" xlink:actuate="onLoad"/><svg:title>复制代码</svg:title></draw:frame></draw:a></text:p>
                <text:p text:style-name="Preformatted_20_Text"># deb cdrom:[Ubuntu <text:span text:style-name="T3">16.04</text:span> LTS _Xenial Xerus_ - Release amd64 (<text:span text:style-name="T3">20160420.1</text:span>)]/<text:span text:style-name="T2"> xenial main restricted</text:span></text:p>
                <text:p text:style-name="Preformatted_20_Text"><text:span text:style-name="T2">deb http:</text:span><text:span text:style-name="T4">//mirrors.tuna.tsinghua.edu.cn/ubuntu/ xenial main restricted</text:span></text:p>
                <text:p text:style-name="Preformatted_20_Text">deb http:<text:span text:style-name="T4">//mirrors.tuna.tsinghua.edu.cn/ubuntu/ xenial-updates main restricted</text:span></text:p>
                <text:p text:style-name="Preformatted_20_Text">deb http:<text:span text:style-name="T4">//mirrors.tuna.tsinghua.edu.cn/ubuntu/ xenial universe</text:span></text:p>
                <text:p text:style-name="Preformatted_20_Text">deb http:<text:span text:style-name="T4">//mirrors.tuna.tsinghua.edu.cn/ubuntu/ xenial-updates universe</text:span></text:p>
                <text:p text:style-name="Preformatted_20_Text">deb http:<text:span text:style-name="T4">//mirrors.tuna.tsinghua.edu.cn/ubuntu/ xenial multiverse</text:span></text:p>
                <text:p text:style-name="Preformatted_20_Text">deb http:<text:span text:style-name="T4">//mirrors.tuna.tsinghua.edu.cn/ubuntu/ xenial-updates multiverse</text:span></text:p>
                <text:p text:style-name="Preformatted_20_Text">deb http:<text:span text:style-name="T4">//mirrors.tuna.tsinghua.edu.cn/ubuntu/ xenial-backports main restricted universe multiverse</text:span></text:p>
                <text:p text:style-name="Preformatted_20_Text">deb http:<text:span text:style-name="T4">//mirrors.tuna.tsinghua.edu.cn/ubuntu/ xenial-security main restricted</text:span></text:p>
                <text:p text:style-name="Preformatted_20_Text">deb http:<text:span text:style-name="T4">//mirrors.tuna.tsinghua.edu.cn/ubuntu/ xenial-security universe</text:span></text:p>
                <text:p text:style-name="P1">deb http:<text:span text:style-name="T4">//mirrors.tuna.tsinghua.edu.cn/ubuntu/ xenial-security multiverse</text:span></text:p>
                <text:p text:style-name="Text_20_body"><draw:a xlink:type="simple" xlink:href="javascript:void(0);"><draw:frame draw:style-name="fr1" draw:name="Image2" text:anchor-type="as-char" svg:width="0.2291in" svg:height="0.2291in" draw:z-index="1"><draw:image xlink:href="Pictures/100002000000001400000014532158C6F6295C91.gif" xlink:type="simple" xlink:show="embed" xlink:actuate="onLoad"/><svg:title>复制代码</svg:title></draw:frame></draw:a></text:p>
                <text:p text:style-name="Text_20_body"><text:span text:style-name="Strong_20_Emphasis">3 让更新源生效</text:span></text:p>
                <text:p text:style-name="Text_20_body">sudo apt-get update</text:p>
                <text:p text:style-name="Text_20_body"><text:span text:style-name="Strong_20_Emphasis">4 其他问题</text:span></text:p>
                <text:p text:style-name="P1">*** Error <text:span text:style-name="T1">in</text:span> `appstreamcli<text:span text:style-name="T5">': double free or corruption (fasttop): 0x000000000237b000 ***</text:span></text:p>
                <text:p text:style-name="Text_20_body">该问题需要执行如下命令才能解决：<text:line-break/>或将源改回来再试删除并重新更换更新源</text:p>
                <text:p text:style-name="P1"><text:span text:style-name="T1">sudo</text:span> apt-get purge libappstream3</text:p>
                <text:p text:style-name="Text_20_body"><text:soft-page-break/>执行完后再次执行 <text:span text:style-name="T1">sudo</text:span> apt-get update 命令就正常了。</text:p>
                <text:p text:style-name="Text_20_body"/>
                <text:p text:style-name="Preformatted_20_Text"><text:span text:style-name="Source_20_Text"><text:s text:c="3"/>sudo apt-get update 更新源 <text:s/></text:span></text:p>
                <text:p text:style-name="P1"><text:span text:style-name="Source_20_Text"><text:s text:c="3"/>sudo apt-get upgrade 更新软件</text:span></text:p>
                <text:p text:style-name="Text_20_body"/>
              </text:section>
            </text:section>
          </text:section>
        </text:section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09:19:02.502125844</meta:creation-date>
    <dc:date>2019-09-10T09:28:53.328026982</dc:date>
    <meta:editing-duration>PT8M52S</meta:editing-duration>
    <meta:editing-cycles>3</meta:editing-cycles>
    <meta:generator>LibreOffice/5.1.2.2$Linux_X86_64 LibreOffice_project/10m0$Build-2</meta:generator>
    <meta:document-statistic meta:table-count="0" meta:image-count="2" meta:object-count="0" meta:page-count="2" meta:paragraph-count="32" meta:word-count="255" meta:character-count="1395" meta:non-whitespace-character-count="1296"/>
  </office:meta>
</office:document-meta>
</file>